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0.501cm" fo:padding-top="0.076cm" fo:padding-bottom="0.076cm" fo:padding-left="0.152cm" fo:padding-right="0.152cm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.152cm" fo:padding-right="0.152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84cm" fo:min-width="0.817cm" fo:padding-top="0.076cm" fo:padding-bottom="0.076cm" fo:padding-left="0.152cm" fo:padding-right="0.203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cm" fo:padding-right="0.1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cm" fo:padding-top="0.025cm" fo:padding-bottom="0.02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25cm" fo:padding-bottom="0.025cm" fo:padding-left="0cm" fo:padding-right="0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1cm" draw:marker-start-width="0.276cm" draw:marker-end-width="0.276cm" draw:fill="none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draw:fill="none" draw:fill-color="#ffd320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0.508cm" svg:x="13.269cm" svg:y="4.2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9.46cm" svg:height="1.437cm" svg:x="9.804cm" svg:y="2.32cm">
          <draw:text-box>
            <text:p><text:span text:style-name="T1">git config 4f.ftrbr-integrate-rebase-opt --no-ff</text:span></text:p>
            <text:p><text:span text:style-name="T2"/></text:p>
            <text:p><text:span text:style-name="T1">git ftrbr-integrate-rebase</text:span></text:p>
          </draw:text-box>
        </draw:frame>
        <draw:frame draw:style-name="gr3" draw:text-style-name="P3" draw:layer="layout" svg:width="1.352cm" svg:height="0.564cm" svg:x="10.327cm" svg:y="6.92cm">
          <draw:text-box>
            <text:p><text:span text:style-name="T3">HEAD</text:span></text:p>
          </draw:text-box>
        </draw:frame>
        <draw:frame draw:style-name="gr4" draw:text-style-name="P2" draw:layer="layout" svg:width="1.699cm" svg:height="0.627cm" svg:x="8.827cm" svg:y="5.185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4.327cm" svg:y="6.885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5.824cm" svg:y="6.885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9.855cm" svg:y="6.302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9.855cm" svg:y="6.94cm">
          <draw:text-box>
            <text:p><text:span text:style-name="T1">Y</text:span></text:p>
          </draw:text-box>
        </draw:frame>
        <draw:custom-shape draw:style-name="gr9" draw:text-style-name="P1" xml:id="id1" draw:id="id1" draw:layer="layout" svg:width="0.426cm" svg:height="0.439cm" svg:x="9.263cm" svg:y="6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0.426cm" svg:height="0.439cm" svg:x="9.262cm" svg:y="6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11.728cm" svg:y="6.889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8.528cm" svg:y1="5.654cm" svg:x2="9.325cm" svg:y2="6.358cm" draw:end-shape="id1" draw:end-glue-point="5" svg:d="m8528 5654 797 704">
          <text:p/>
        </draw:connector>
        <draw:connector draw:style-name="gr10" draw:text-style-name="P1" draw:layer="layout" draw:type="line" svg:x1="9.476cm" svg:y1="6.733cm" svg:x2="9.475cm" svg:y2="6.983cm" draw:start-shape="id1" draw:start-glue-point="8" draw:end-shape="id2" draw:end-glue-point="4" svg:d="m9476 6733-1 250">
          <text:p/>
        </draw:connector>
        <draw:custom-shape draw:style-name="gr11" draw:text-style-name="P1" xml:id="id3" draw:id="id3" draw:layer="layout" svg:width="0.426cm" svg:height="0.439cm" svg:x="8.163cm" svg:y="6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426cm" svg:height="0.439cm" svg:x="8.162cm" svg:y="6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8.376cm" svg:y1="6.617cm" svg:x2="8.375cm" svg:y2="6.977cm" draw:start-shape="id3" draw:start-glue-point="8" draw:end-shape="id4" draw:end-glue-point="4" svg:d="m8376 6617-1 360">
          <text:p/>
        </draw:connector>
        <draw:frame draw:style-name="gr8" draw:text-style-name="P2" draw:layer="layout" svg:width="0.286cm" svg:height="0.525cm" svg:x="7.656cm" svg:y="6.137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7.656cm" svg:y="6.938cm">
          <draw:text-box>
            <text:p><text:span text:style-name="T1">F</text:span></text:p>
          </draw:text-box>
        </draw:frame>
        <draw:line draw:style-name="gr10" draw:text-style-name="P1" draw:layer="layout" svg:x1="8.376cm" svg:y1="2.8cm" svg:x2="8.351cm" svg:y2="5.494cm">
          <text:p/>
        </draw:line>
        <draw:custom-shape draw:style-name="gr9" draw:text-style-name="P1" draw:layer="layout" svg:width="0.426cm" svg:height="0.439cm" svg:x="8.163cm" svg:y="3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8.163cm" svg:y="3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7.654cm" svg:y="3.032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7.654cm" svg:y="3.828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7.654cm" svg:y="4.528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7.654cm" svg:y="5.229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8.162cm" svg:y="4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0.426cm" svg:height="0.439cm" svg:x="8.161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8.374cm" svg:y1="5.711cm" svg:x2="8.376cm" svg:y2="6.178cm" draw:start-shape="id5" draw:start-glue-point="8" draw:end-shape="id3" draw:end-glue-point="4" svg:d="m8374 5711 2 467">
          <text:p/>
        </draw:connector>
        <draw:frame draw:style-name="gr3" draw:text-style-name="P3" draw:layer="layout" svg:width="1.352cm" svg:height="0.564cm" svg:x="23.393cm" svg:y="9.592cm">
          <draw:text-box>
            <text:p><text:span text:style-name="T3">HEAD</text:span></text:p>
          </draw:text-box>
        </draw:frame>
        <draw:frame draw:style-name="gr4" draw:text-style-name="P2" draw:layer="layout" svg:width="1.699cm" svg:height="0.627cm" svg:x="21.628cm" svg:y="9.561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16.928cm" svg:y="6.784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18.425cm" svg:y="6.784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22.256cm" svg:y="7.601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22.256cm" svg:y="8.339cm">
          <draw:text-box>
            <text:p><text:span text:style-name="T1">Y</text:span></text:p>
          </draw:text-box>
        </draw:frame>
        <draw:custom-shape draw:style-name="gr9" draw:text-style-name="P1" xml:id="id6" draw:id="id6" draw:layer="layout" svg:width="0.426cm" svg:height="0.439cm" svg:x="21.664cm" svg:y="7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0.426cm" svg:height="0.439cm" svg:x="21.663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21.629cm" svg:y="8.988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21.877cm" svg:y1="8.032cm" svg:x2="21.876cm" svg:y2="8.382cm" draw:start-shape="id6" draw:start-glue-point="8" draw:end-shape="id7" draw:end-glue-point="4" svg:d="m21877 8032-1 350">
          <text:p/>
        </draw:connector>
        <draw:custom-shape draw:style-name="gr12" draw:text-style-name="P1" xml:id="id8" draw:id="id8" draw:layer="layout" svg:width="0.426cm" svg:height="0.439cm" svg:x="20.664cm" svg:y="6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0.426cm" svg:height="0.439cm" svg:x="20.663cm" svg:y="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877cm" svg:y1="6.516cm" svg:x2="20.876cm" svg:y2="6.878cm" draw:start-shape="id8" draw:start-glue-point="8" draw:end-shape="id9" draw:end-glue-point="4" svg:d="m20877 6516-1 362">
          <text:p/>
        </draw:connector>
        <draw:frame draw:style-name="gr8" draw:text-style-name="P2" draw:layer="layout" svg:width="0.286cm" svg:height="0.525cm" svg:x="20.157cm" svg:y="6.036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20.157cm" svg:y="6.835cm">
          <draw:text-box>
            <text:p><text:span text:style-name="T1">F</text:span></text:p>
          </draw:text-box>
        </draw:frame>
        <draw:line draw:style-name="gr10" draw:text-style-name="P1" draw:layer="layout" svg:x1="20.877cm" svg:y1="2.799cm" svg:x2="20.852cm" svg:y2="5.493cm">
          <text:p/>
        </draw:line>
        <draw:custom-shape draw:style-name="gr9" draw:text-style-name="P1" draw:layer="layout" svg:width="0.426cm" svg:height="0.439cm" svg:x="20.664cm" svg:y="3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20.664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20.155cm" svg:y="3.031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20.155cm" svg:y="3.827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20.155cm" svg:y="4.527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20.155cm" svg:y="5.228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20.663cm" svg:y="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426cm" svg:height="0.439cm" svg:x="20.662cm" svg:y="5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875cm" svg:y1="5.71cm" svg:x2="20.877cm" svg:y2="6.077cm" draw:start-shape="id10" draw:start-glue-point="8" draw:end-shape="id8" draw:end-glue-point="4" svg:d="m20875 5710 2 367">
          <text:p/>
        </draw:connector>
        <draw:frame draw:style-name="gr7" draw:text-style-name="P4" draw:layer="layout" svg:width="0.286cm" svg:height="0.525cm" svg:x="22.354cm" svg:y="6.045cm">
          <draw:text-box>
            <text:p><text:span text:style-name="T4">X</text:span></text:p>
          </draw:text-box>
        </draw:frame>
        <draw:frame draw:style-name="gr8" draw:text-style-name="P4" draw:layer="layout" svg:width="0.286cm" svg:height="0.525cm" svg:x="22.354cm" svg:y="6.683cm">
          <draw:text-box>
            <text:p><text:span text:style-name="T4">Y</text:span></text:p>
          </draw:text-box>
        </draw:frame>
        <draw:custom-shape draw:style-name="gr13" draw:text-style-name="P1" xml:id="id11" draw:id="id11" draw:layer="layout" svg:width="0.426cm" svg:height="0.439cm" svg:x="21.762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0.426cm" svg:height="0.439cm" svg:x="21.761cm" svg:y="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21.975cm" svg:y1="6.476cm" svg:x2="21.974cm" svg:y2="6.726cm" draw:start-shape="id11" draw:start-glue-point="8" draw:end-shape="id12" draw:end-glue-point="4" svg:d="m21975 6476-1 250">
          <text:p/>
        </draw:connector>
        <draw:connector draw:style-name="gr14" draw:text-style-name="P1" draw:layer="layout" draw:type="line" svg:x1="21.026cm" svg:y1="5.646cm" svg:x2="21.824cm" svg:y2="6.101cm" draw:start-shape="id10" draw:start-glue-point="9" draw:end-shape="id11" draw:end-glue-point="5" svg:d="m21026 5646 798 455">
          <text:p/>
        </draw:connector>
        <draw:connector draw:style-name="gr10" draw:text-style-name="P1" draw:layer="layout" draw:type="line" svg:x1="21.027cm" svg:y1="7.253cm" svg:x2="21.726cm" svg:y2="7.657cm" draw:start-shape="id9" draw:start-glue-point="9" draw:end-shape="id6" draw:end-glue-point="5" svg:d="m21027 7253 699 404">
          <text:p/>
        </draw:connector>
        <draw:custom-shape draw:style-name="gr12" draw:text-style-name="P1" xml:id="id13" draw:id="id13" draw:layer="layout" svg:width="0.426cm" svg:height="0.439cm" svg:x="20.662cm" svg:y="9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876cm" svg:y1="7.317cm" svg:x2="20.875cm" svg:y2="9.077cm" draw:start-shape="id9" draw:start-glue-point="8" draw:end-shape="id13" draw:end-glue-point="4" svg:d="m20876 7317-1 1760">
          <text:p/>
        </draw:connector>
        <draw:connector draw:style-name="gr10" draw:text-style-name="P1" draw:layer="layout" draw:type="line" svg:x1="21.725cm" svg:y1="8.757cm" svg:x2="21.026cm" svg:y2="9.141cm" draw:start-shape="id7" draw:start-glue-point="7" draw:end-shape="id13" draw:end-glue-point="11" svg:d="m21725 8757-699 384">
          <text:p/>
        </draw:connector>
        <draw:frame draw:style-name="gr8" draw:text-style-name="P2" draw:layer="layout" svg:width="0.353cm" svg:height="0.525cm" svg:x="20.157cm" svg:y="9.036cm">
          <draw:text-box>
            <text:p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lea </meta:initial-creator>
    <meta:creation-date>2012-08-08T09:45:55</meta:creation-date>
    <dc:date>2012-08-08T09:49:02</dc:date>
    <dc:creator>vallea </dc:creator>
    <meta:editing-duration>P0D</meta:editing-duration>
    <meta:editing-cycles>1</meta:editing-cycles>
    <meta:document-statistic meta:object-count="66"/>
    <meta:generator>LibreOffice/3.5$Linux_x86 LibreOffice_project/350m1$Build-2</meta:generator>
  </office:meta>
</office:document-meta>
</file>